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0800000008CE7A1D3C1327BABD.png" manifest:media-type="image/png"/>
  <manifest:file-entry manifest:full-path="Pictures/1000000000000008000000083A71445A76B3FA6F.png" manifest:media-type="image/png"/>
  <manifest:file-entry manifest:full-path="Pictures/100000000000000800000008AC378D59AFBCFE19.png" manifest:media-type="image/png"/>
  <manifest:file-entry manifest:full-path="Pictures/1000000000000008000000088EC66195AEB749BC.png" manifest:media-type="image/png"/>
  <manifest:file-entry manifest:full-path="Pictures/100000000000000800000008F70D036D45FFF5DF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S Gothic1" svg:font-family="'MS Gothic'" style:font-adornments="太字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CJK JP Black" svg:font-family="'Noto Sans CJK JP Black'" style:font-adornments="太字" style:font-family-generic="swiss" style:font-pitch="variable"/>
    <style:font-face style:name="Noto Sans CJK JP Black1" svg:font-family="'Noto Sans CJK JP Black'" style:font-family-generic="swiss" style:font-pitch="variable"/>
    <style:font-face style:name="Noto Sans CJK JP Black2" svg:font-family="'Noto Sans CJK JP Black'" style:font-adornments="太字" style:font-pitch="variable"/>
    <style:font-face style:name="Noto Sans ExtraBold" svg:font-family="'Noto Sans ExtraBold'" style:font-family-generic="swiss" style:font-pitch="variable"/>
    <style:font-face style:name="Noto Sans1" svg:font-family="'Noto Sans'" style:font-family-generic="swiss" style:font-pitch="variable"/>
    <style:font-face style:name="Noto Serif" svg:font-family="'Noto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39be5" draw:secondary-fill-color="#5e35b1" draw:opacity="100%" draw:fill-image-width="0cm" draw:fill-image-height="0cm" style:repeat="repeat" draw:textarea-horizontal-align="center" draw:textarea-vertical-align="middle" draw:auto-grow-height="false" draw:fit-to-size="false" style:shrink-to-fit="false" fo:min-height="2.252cm" fo:min-width="4.523cm" fo:padding-top="0.13cm" fo:padding-bottom="0.13cm" fo:padding-left="0.25cm" fo:padding-right="0.25cm" fo:wrap-option="wrap" draw:shadow="visible" draw:shadow-offset-x="0.3cm" draw:shadow-offset-y="0.3cm" draw:shadow-color="#ff4000" draw:shadow-opacity="100%" style:writing-mode="lr-tb"/>
      <style:paragraph-properties style:writing-mode="lr-tb"/>
    </style:style>
    <style:style style:name="gr2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808080" draw:secondary-fill-color="#5e35b1" draw:opacity="100%" draw:fill-image-width="0cm" draw:fill-image-height="0cm" style:repeat="repeat" draw:textarea-horizontal-align="center" draw:textarea-vertical-align="middle" draw:auto-grow-height="false" draw:fit-to-size="false" style:shrink-to-fit="false" fo:min-height="4.638cm" fo:min-width="11.391cm" fo:padding-top="0.13cm" fo:padding-bottom="0.13cm" fo:padding-left="0.25cm" fo:padding-right="0.25cm" fo:wrap-option="wrap" draw:shadow="visible" draw:shadow-offset-x="0.3cm" draw:shadow-offset-y="0.3cm" draw:shadow-color="#ff4000" draw:shadow-opacity="100%" style:writing-mode="lr-tb"/>
      <style:paragraph-properties style:writing-mode="lr-tb"/>
    </style:style>
    <style:style style:name="gr3" style:family="graphic" style:parent-style-name="standard">
      <style:graphic-properties draw:stroke="none" svg:stroke-width="0.212cm" svg:stroke-color="#c0392b" draw:marker-start="" draw:marker-start-width="0.579cm" draw:marker-start-center="false" draw:marker-end="" draw:marker-end-width="0.579cm" draw:marker-end-center="false" draw:stroke-linejoin="miter" draw:fill="solid" draw:fill-color="#ffffff" draw:secondary-fill-color="#ff0000" draw:opacity="100%" draw:textarea-horizontal-align="center" draw:textarea-vertical-align="middle" draw:auto-grow-height="false" draw:fit-to-size="false" style:shrink-to-fit="false" fo:min-height="2.066cm" fo:min-width="4.338cm" fo:padding-top="0.223cm" fo:padding-bottom="0.223cm" fo:padding-left="0.343cm" fo:padding-right="0.343cm" fo:wrap-option="wrap" draw:shadow="visible" draw:shadow-offset-x="-0.423cm" draw:shadow-offset-y="0.423cm" draw:shadow-color="#039be5" draw:shadow-opacity="100%" style:writing-mode="lr-tb"/>
      <style:paragraph-properties style:writing-mode="lr-tb"/>
    </style:style>
    <style:style style:name="gr4" style:family="graphic" style:parent-style-name="standard">
      <style:graphic-properties draw:stroke="solid" svg:stroke-width="0.08cm" svg:stroke-color="#000000" draw:marker-start="" draw:marker-start-width="0.38cm" draw:marker-start-center="false" draw:marker-end="" draw:marker-end-width="0.38cm" draw:marker-end-center="false" draw:stroke-linejoin="round" svg:stroke-linecap="round" draw:fill="hatch" draw:fill-color="#ffffff" draw:secondary-fill-color="#ff0000" draw:fill-hatch-name="Black_20_90_20_Degrees" draw:fill-hatch-solid="true" draw:opacity="100%" draw:opacity-name="Transparency_20_3" draw:textarea-horizontal-align="center" draw:textarea-vertical-align="middle" draw:auto-grow-height="false" draw:fit-to-size="false" style:shrink-to-fit="false" fo:min-height="8.558cm" fo:min-width="26.116cm" fo:padding-top="0.158cm" fo:padding-bottom="0.158cm" fo:padding-left="0.277cm" fo:padding-right="0.277cm" fo:wrap-option="wrap" draw:shadow="visible" draw:shadow-offset-x="0.035cm" draw:shadow-offset-y="0.035cm" draw:shadow-color="#ffbf00" draw:shadow-opacity="50%" style:writing-mode="lr-tb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808080" draw:secondary-fill-color="#5e35b1" draw:fill-image-name="Weave" draw:opacity="100%" draw:fill-image-width="0cm" draw:fill-image-height="0cm" style:repeat="repeat" draw:textarea-horizontal-align="center" draw:textarea-vertical-align="middle" draw:auto-grow-height="false" draw:fit-to-size="false" style:shrink-to-fit="false" fo:min-height="9.579cm" fo:min-width="23.655cm" fo:padding-top="0.13cm" fo:padding-bottom="0.13cm" fo:padding-left="0.25cm" fo:padding-right="0.25cm" fo:wrap-option="wrap" draw:shadow="visible" draw:shadow-offset-x="0.3cm" draw:shadow-offset-y="0.3cm" draw:shadow-color="#ff4000" draw:shadow-opacity="100%" style:writing-mode="lr-tb"/>
      <style:paragraph-properties style:writing-mode="lr-tb"/>
    </style:style>
    <style:style style:name="gr7" style:family="graphic" style:parent-style-name="standard">
      <style:graphic-properties draw:stroke="solid" svg:stroke-width="0.106cm" svg:stroke-color="#2a6099" draw:marker-start="" draw:marker-start-width="0.42cm" draw:marker-start-center="false" draw:marker-end="" draw:marker-end-width="0.42cm" draw:marker-end-center="false" draw:stroke-linejoin="miter" draw:fill="hatch" draw:fill-color="#2382a1" draw:secondary-fill-color="#b3b3b3" draw:fill-hatch-name="Red_20_90_20_Degrees_20_Crossed_20_4" draw:fill-hatch-solid="true" style:repeat="repeat" draw:textarea-horizontal-align="center" draw:textarea-vertical-align="middle" draw:auto-grow-height="false" draw:fit-to-size="false" style:shrink-to-fit="false" fo:min-height="7.898cm" fo:min-width="25.487cm" fo:padding-top="0.171cm" fo:padding-bottom="0.171cm" fo:padding-left="0.29cm" fo:padding-right="0.29cm" fo:wrap-option="wrap" draw:shadow="visible" draw:shadow-offset-x="0.071cm" draw:shadow-offset-y="0.071cm" draw:shadow-color="#f44336" draw:shadow-opacity="100%" style:writing-mode="lr-tb"/>
      <style:paragraph-properties style:writing-mode="lr-tb"/>
    </style:style>
    <style:style style:name="pr1" style:family="presentation" style:parent-style-name="Default-title">
      <style:graphic-properties fo:min-height="3.388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text-properties style:font-name="Consolas" fo:font-size="96pt" style:font-size-asian="96pt" style:font-size-complex="96pt"/>
    </style:style>
    <style:style style:name="P2" style:family="paragraph">
      <loext:graphic-properties draw:fill="solid" draw:fill-color="#039be5" draw:secondary-fill-color="#5e35b1" draw:opacity="100%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120%" style:font-relief="none" style:text-overline-style="none" style:text-overline-color="font-color"/>
    </style:style>
    <style:style style:name="P4" style:family="paragraph">
      <loext:graphic-properties draw:fill="solid" draw:fill-color="#808080" draw:secondary-fill-color="#5e35b1" draw:opacity="100%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120%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 ExtraBold" fo:font-size="24pt" fo:font-style="normal" fo:text-shadow="none" style:text-underline-style="none" fo:font-weight="900" style:letter-kerning="true" style:font-name-asian="Noto Sans CJK JP Black" style:font-size-asian="24pt" style:font-style-asian="normal" style:font-weight-asian="bold" style:font-name-complex="Tahoma1" style:font-size-complex="24pt" style:font-style-complex="normal" style:font-weight-complex="normal" style:text-emphasize="none" style:text-scale="120%" style:font-relief="none" style:text-overline-style="none" style:text-overline-color="font-color"/>
    </style:style>
    <style:style style:name="P6" style:family="paragraph">
      <loext:graphic-properties draw:fill="solid" draw:fill-color="#ffffff" draw:secondary-fill-color="#ff0000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ans ExtraBold" fo:font-size="24pt" fo:font-style="normal" fo:text-shadow="none" style:text-underline-style="none" fo:font-weight="900" style:letter-kerning="true" style:font-name-asian="Noto Sans CJK JP Black" style:font-size-asian="24pt" style:font-style-asian="normal" style:font-weight-asian="bold" style:font-name-complex="Tahoma1" style:font-size-complex="24pt" style:font-style-complex="normal" style:font-weight-complex="normal" style:text-emphasize="none" style:text-scale="120%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8" style:family="paragraph">
      <loext:graphic-properties draw:fill="hatch" draw:fill-color="#ffffff" draw:secondary-fill-color="#ff0000" draw:fill-hatch-name="Black_20_90_20_Degrees" draw:fill-hatch-solid="true" draw:opacity="100%" draw:opacity-name="Transparency_20_3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9" style:family="paragraph">
      <loext:graphic-properties draw:fill-color="#ffffff"/>
    </style:style>
    <style:style style:name="P10" style:family="paragraph">
      <loext:graphic-properties draw:fill="bitmap" draw:fill-color="#808080" draw:secondary-fill-color="#5e35b1" draw:fill-image-name="Weave" draw:opacity="100%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120%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erif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P12" style:family="paragraph">
      <loext:graphic-properties draw:fill="hatch" draw:fill-color="#2382a1" draw:secondary-fill-color="#b3b3b3" draw:fill-hatch-name="Red_20_90_20_Degrees_20_Crossed_20_4" draw:fill-hatch-solid="true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erif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T1" style:family="text">
      <style:text-properties style:font-name="Consolas" fo:font-size="96pt" style:font-size-asian="96pt" style:font-size-complex="96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120%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 ExtraBold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20%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erif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388cm" svg:x="3.175cm" svg:y="0cm" presentation:class="title" presentation:user-transformed="true">
          <draw:text-box>
            <text:p><text:span text:style-name="T1">Timer</text:span></text:p>
          </draw:text-box>
        </draw:frame>
        <draw:custom-shape draw:name="Retro" draw:style-name="gr1" draw:text-style-name="P2" draw:layer="layout" svg:width="5.022cm" svg:height="2.511cm" svg:x="11.526cm" svg:y="6.638cm">
          <text:p/>
          <draw:enhanced-geometry svg:viewBox="0 0 21600 21600" draw:mirror-horizontal="false" draw:mirror-vertical="false" draw:extrusion="true" draw:extrusion-first-light-direction="(-50000 -50000 10000)" draw:extrusion-second-light-direction="(50000 0 10000)" draw:extrusion-viewpoint="(3.472cm 3.472cm 25cm)" draw:extrusion-origin="0.5 0.5" draw:extrusion-skew="50 135" dr3d:shade-mode="flat" draw:extrusion-metal="false" draw:extrusion-diffusion="0%" draw:extrusion-color="true" draw:extrusion-brightness="34%" draw:extrusion-light-face="true" draw:extrusion-first-light-harsh="true" draw:extrusion-second-light-harsh="false" draw:extrusion-first-light-level="66%" draw:extrusion-second-light-level="66%" loext:extrusion-specularity-loext="122%" draw:extrusion-specularity="100%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name="Retro 1" draw:style-name="gr2" draw:text-style-name="P4" draw:layer="layout" svg:width="11.89cm" svg:height="4.897cm" draw:transform="rotate (-0.233525053916841) translate (13.198cm 0.25cm)">
          <text:p text:style-name="P3"><text:span text:style-name="T2">Timer</text:span></text:p>
          <draw:enhanced-geometry svg:viewBox="0 0 21600 21600" draw:mirror-horizontal="false" draw:mirror-vertical="false" draw:extrusion="true" draw:extrusion-first-light-direction="(-50000 -50000 10000)" draw:extrusion-second-light-direction="(50000 0 10000)" draw:extrusion-viewpoint="(3.472cm 3.472cm 25cm)" draw:extrusion-origin="0.5 0.5" draw:extrusion-skew="50 135" dr3d:shade-mode="flat" draw:extrusion-metal="false" draw:extrusion-diffusion="0%" draw:extrusion-color="true" draw:extrusion-brightness="34%" draw:extrusion-light-face="true" draw:extrusion-first-light-harsh="true" draw:extrusion-second-light-harsh="false" draw:extrusion-first-light-level="66%" draw:extrusion-second-light-level="66%" loext:extrusion-specularity-loext="122%" draw:extrusion-specularity="100%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name="Tricolore" draw:style-name="gr3" draw:text-style-name="P6" draw:layer="layout" svg:width="5.023cm" svg:height="2.511cm" draw:transform="rotate (0.238411975822425) translate (2.146cm 1.186cm)">
          <text:p text:style-name="P5"><text:span text:style-name="T3">Timer</text:span></text:p>
          <draw:enhanced-geometry svg:viewBox="0 0 21600 21600" draw:mirror-horizontal="false" draw:mirror-vertical="false" draw:extrusion="true" draw:extrusion-light-face="true" draw:extrusion-first-light-harsh="true" draw:extrusion-second-light-harsh="false" draw:extrusion-metal="false" dr3d:projection="parallel" draw:extrusion-color="true" dr3d:shade-mode="flat" draw:extrusion-diffusion="0%" draw:extrusion-depth="1cm 0" draw:extrusion-first-light-direction="(-50000 50000 10000)" draw:extrusion-second-light-direction="(50000 0 10000)" draw:extrusion-brightness="34%" draw:extrusion-first-light-level="66%" draw:extrusion-second-light-level="66%" draw:extrusion-skew="50 -135" draw:extrusion-specularity="0%" draw:text-areas="0 0 21600 21600" draw:text-path="true" draw:text-path-mode="shape" draw:text-path-scale="path" draw:text-path-same-letter-heights="true" draw:type="fontwork-curve-down" draw:modifiers="9900" draw:enhanced-path="M 0 0 C 9960 ?f2 16700 ?f1 21600 ?f0 N M 0 ?f4 C 5690 21600 7490 21600 11500 21600 13100 21600 1790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21600 $0" draw:handle-range-y-minimum="0" draw:handle-range-y-maximum="12170"/>
          </draw:enhanced-geometry>
        </draw:custom-shape>
        <draw:custom-shape draw:name="Burn" draw:style-name="gr4" draw:text-style-name="P8" draw:layer="layout" svg:width="26.67cm" svg:height="8.873cm" svg:x="0.635cm" svg:y="6.35cm">
          <text:p text:style-name="P7"><text:span text:style-name="T4">S c o r e</text:span></text:p>
          <draw:enhanced-geometry svg:viewBox="0 0 21600 21600" draw:mirror-horizontal="false" draw:mirror-vertical="false" draw:extrusion="true" draw:extrusion-rotation-angle="0 0" dr3d:projection="perspective" draw:extrusion-first-light-direction="(-50000 0 10000)" draw:extrusion-second-light-direction="(50000 0 10000)" dr3d:shade-mode="flat" draw:extrusion-metal="true" draw:extrusion-diffusion="122%" draw:extrusion-viewpoint="(0cm 0cm 25cm)" draw:extrusion-origin="0 0" draw:extrusion-skew="0 0" draw:extrusion-depth="2.5cm 0" draw:extrusion-color="true" loext:extrusion-specularity-loext="122%" draw:extrusion-specularity="100%" draw:text-areas="0 0 21600 21600" draw:text-path="true" draw:text-path-mode="shape" draw:text-path-scale="path" draw:text-path-same-letter-heights="false" draw:type="fontwork-stop" draw:modifiers="2700" draw:enhanced-path="M 0 ?f0 L 7200 0 14400 0 21600 ?f0 N M 0 ?f1 L 7200 21600 14400 21600 21600 ?f1 N">
            <draw:equation draw:name="f0" draw:formula="$0 "/>
            <draw:equation draw:name="f1" draw:formula="21600-$0 "/>
            <draw:handle draw:handle-position="left $0" draw:handle-range-y-minimum="3080" draw:handle-range-y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name="Retro 2" draw:style-name="gr6" draw:text-style-name="P10" draw:layer="layout" svg:width="24.154cm" svg:height="9.838cm" draw:transform="rotate (-0.233525053916841) translate (2.912cm 0.08cm)">
          <text:p text:style-name="P3"><text:span text:style-name="T2">T i m e r</text:span></text:p>
          <draw:enhanced-geometry svg:viewBox="0 0 21600 21600" draw:mirror-horizontal="false" draw:mirror-vertical="false" draw:extrusion="true" draw:extrusion-first-light-direction="(-50000 -50000 10000)" draw:extrusion-second-light-direction="(50000 0 10000)" draw:extrusion-viewpoint="(3.472cm 3.472cm 25cm)" draw:extrusion-origin="0.5 0.5" draw:extrusion-skew="50 135" dr3d:shade-mode="flat" draw:extrusion-metal="false" draw:extrusion-diffusion="0%" draw:extrusion-color="true" draw:extrusion-brightness="34%" draw:extrusion-light-face="true" draw:extrusion-first-light-harsh="true" draw:extrusion-second-light-harsh="false" draw:extrusion-first-light-level="66%" draw:extrusion-second-light-level="66%" loext:extrusion-specularity-loext="122%" draw:extrusion-specularity="100%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name="Air-Mail" draw:style-name="gr7" draw:text-style-name="P12" draw:layer="layout" svg:width="25.986cm" svg:height="8.159cm" draw:transform="rotate (-0.0106465084371659) translate (0.685cm 3.669cm)">
          <text:p text:style-name="P11"><text:span text:style-name="T5">P a u s e</text:span></text:p>
          <draw:enhanced-geometry svg:viewBox="0 0 21600 21600" draw:mirror-horizontal="false" draw:mirror-vertical="false" draw:text-path="true" draw:text-path-mode="shape" draw:text-path-scale="path" draw:text-path-same-letter-heights="false" draw:extrusion="false" draw:extrusion-rotation-angle="15 -10" dr3d:projection="perspective" draw:extrusion-first-light-direction="(-50000 -50000 10000)" draw:extrusion-second-light-direction="(50000 0 10000)" dr3d:shade-mode="flat" draw:extrusion-metal="false" draw:extrusion-diffusion="0%" draw:extrusion-viewpoint="(3.472cm 0cm 25cm)" draw:extrusion-origin="0.5 0" draw:extrusion-skew="50 180" draw:extrusion-depth="1cm 0" draw:extrusion-color="true" draw:extrusion-specularity="0%" draw:glue-points="?f18 ?f0 ?f20 10800 ?f19 ?f1 ?f21 10800" draw:text-areas="0 0 21600 21600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S Gothic1" svg:font-family="'MS Gothic'" style:font-adornments="太字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CJK JP Black" svg:font-family="'Noto Sans CJK JP Black'" style:font-adornments="太字" style:font-family-generic="swiss" style:font-pitch="variable"/>
    <style:font-face style:name="Noto Sans CJK JP Black1" svg:font-family="'Noto Sans CJK JP Black'" style:font-family-generic="swiss" style:font-pitch="variable"/>
    <style:font-face style:name="Noto Sans CJK JP Black2" svg:font-family="'Noto Sans CJK JP Black'" style:font-adornments="太字" style:font-pitch="variable"/>
    <style:font-face style:name="Noto Sans ExtraBold" svg:font-family="'Noto Sans ExtraBold'" style:font-family-generic="swiss" style:font-pitch="variable"/>
    <style:font-face style:name="Noto Sans1" svg:font-family="'Noto Sans'" style:font-family-generic="swiss" style:font-pitch="variable"/>
    <style:font-face style:name="Noto Serif" svg:font-family="'Noto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90_20_Degrees" draw:display-name="Black 90 Degrees" draw:style="single" draw:color="#000000" draw:distance="0.102cm" draw:rotation="900"/>
    <draw:hatch draw:name="Red_20_90_20_Degrees_20_Crossed_20_1" draw:display-name="Red 90 Degrees Crossed 1" draw:style="triple" draw:color="#2a6099" draw:distance="0.406cm" draw:rotation="450"/>
    <draw:hatch draw:name="Red_20_90_20_Degrees_20_Crossed_20_2" draw:display-name="Red 90 Degrees Crossed 2" draw:style="triple" draw:color="#2a6099" draw:distance="1.219cm" draw:rotation="1120"/>
    <draw:hatch draw:name="Red_20_90_20_Degrees_20_Crossed_20_3" draw:display-name="Red 90 Degrees Crossed 3" draw:style="single" draw:color="#ffbf00" draw:distance="0.102cm" draw:rotation="0"/>
    <draw:hatch draw:name="Red_20_90_20_Degrees_20_Crossed_20_4" draw:display-name="Red 90 Degrees Crossed 4" draw:style="triple" draw:color="#ffbf00" draw:distance="0.102cm" draw:rotation="0"/>
    <draw:hatch draw:name="Yellow_20_45_20_Degrees_20_Triple" draw:display-name="Yellow 45 Degrees Triple" draw:style="triple" draw:color="#ffbf00" draw:distance="0.41cm" draw:rotation="450"/>
    <draw:fill-image draw:name="Bitmap_20_1" draw:display-name="Bitmap 1" xlink:href="Pictures/1000000000000008000000083A71445A76B3FA6F.png" xlink:type="simple" xlink:show="embed" xlink:actuate="onLoad"/>
    <draw:fill-image draw:name="Bitmap_20_2" draw:display-name="Bitmap 2" xlink:href="Pictures/100000000000000800000008AC378D59AFBCFE19.png" xlink:type="simple" xlink:show="embed" xlink:actuate="onLoad"/>
    <draw:fill-image draw:name="Bitmap_20_3" draw:display-name="Bitmap 3" xlink:href="Pictures/1000000000000008000000088EC66195AEB749BC.png" xlink:type="simple" xlink:show="embed" xlink:actuate="onLoad"/>
    <draw:fill-image draw:name="Dashed_20_Horizontal" draw:display-name="Dashed Horizontal" xlink:href="Pictures/100000000000000800000008CE7A1D3C1327BABD.png" xlink:type="simple" xlink:show="embed" xlink:actuate="onLoad"/>
    <draw:fill-image draw:name="Weave" xlink:href="Pictures/100000000000000800000008F70D036D45FFF5DF.png" xlink:type="simple" xlink:show="embed" xlink:actuate="onLoad"/>
    <draw:opacity draw:name="Transparency_20_3" draw:display-name="Transparency 3" draw:style="linear" draw:start="100%" draw:end="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09T14:24:59.282000000</meta:creation-date>
    <dc:date>2023-07-09T15:27:38.083000000</dc:date>
    <meta:editing-duration>PT43M28S</meta:editing-duration>
    <meta:editing-cycles>2</meta:editing-cycles>
    <meta:generator>LibreOffice/7.5.3.2$Windows_X86_64 LibreOffice_project/9f56dff12ba03b9acd7730a5a481eea045e468f3</meta:generator>
    <meta:document-statistic meta:object-count="34"/>
  </office:meta>
</office:document-meta>
</file>